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 style:writing-mode="lr-tb"/>
    </style:style>
    <style:style style:name="Tabela1.A" style:family="table-column">
      <style:table-column-properties style:column-width="3.023cm" style:rel-column-width="11654*"/>
    </style:style>
    <style:style style:name="Tabela1.B" style:family="table-column">
      <style:table-column-properties style:column-width="2.642cm" style:rel-column-width="10185*"/>
    </style:style>
    <style:style style:name="Tabela1.C" style:family="table-column">
      <style:table-column-properties style:column-width="2.833cm" style:rel-column-width="10920*"/>
    </style:style>
    <style:style style:name="Tabela1.D" style:family="table-column">
      <style:table-column-properties style:column-width="2.835cm" style:rel-column-width="10927*"/>
    </style:style>
    <style:style style:name="Tabela1.F" style:family="table-column">
      <style:table-column-properties style:column-width="2.835cm" style:rel-column-width="10929*"/>
    </style:style>
    <style:style style:name="Tabe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style:vertical-align="middle"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" style:family="paragraph" style:parent-style-name="Table_20_Contents">
      <style:text-properties style:font-name="Times New Roman" fo:font-size="10.5pt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style:text-position="0% 100%" fo:font-size="11pt" style:font-size-asian="11pt" style:font-size-complex="11pt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 style:list-style-name="L2">
      <style:text-properties fo:font-size="11pt" style:font-size-asian="11pt" style:font-size-complex="11pt"/>
    </style:style>
    <style:style style:name="P15" style:family="paragraph" style:parent-style-name="Standard" style:list-style-name="L1">
      <style:text-properties fo:font-size="11pt" style:font-size-asian="11pt" style:font-size-complex="11pt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fo:font-variant="normal" fo:text-transform="none" fo:color="#000000" style:text-position="0% 100%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text-position="33% 80%" fo:letter-spacing="normal" fo:font-style="normal" fo:font-weight="normal" style:font-weight-asian="normal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pl" fo:country="PL"/>
    </style:style>
    <style:style style:name="T8" style:family="text">
      <style:text-properties style:text-position="super 58%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language="pl" fo:country="PL"/>
    </style:style>
    <style:style style:name="T11" style:family="text">
      <style:text-properties style:font-name="Times New Roman" fo:language="pl" fo:country="P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C"/>
        <table:table-column table:style-name="Tabela1.F"/>
        <table:table-row>
          <table:table-cell table:style-name="Tabela1.A1" office:value-type="string">
            <text:p text:style-name="P1">Wydział FiIS</text:p>
          </table:table-cell>
          <table:table-cell table:style-name="Tabela1.B1" table:number-columns-spanned="2" office:value-type="string">
            <text:p text:style-name="P2">1. Mikołaj Gralczyk</text:p>
            <text:p text:style-name="P2">2. Karolina Nowosad</text:p>
          </table:table-cell>
          <table:covered-table-cell/>
          <table:table-cell table:style-name="Tabela1.A1" office:value-type="string">
            <text:p text:style-name="P1">Rok III</text:p>
          </table:table-cell>
          <table:table-cell table:style-name="Tabela1.A1" office:value-type="string">
            <text:p text:style-name="P1">Grupa VII</text:p>
          </table:table-cell>
          <table:table-cell table:style-name="Tabela1.F1" office:value-type="string">
            <text:p text:style-name="P1">Zespół III</text:p>
          </table:table-cell>
        </table:table-row>
        <table:table-row>
          <table:table-cell table:style-name="Tabela1.A2" office:value-type="string">
            <text:p text:style-name="P3">Pracownia Izotopowa WFiIS</text:p>
          </table:table-cell>
          <table:table-cell table:style-name="Tabela1.A2" table:number-columns-spanned="4" office:value-type="string">
            <text:p text:style-name="P8">Temat: <text:s/><text:span text:style-name="T3">Efekt Szilarda - Chalmersa. Wydzielenie izomeru </text:span><text:span text:style-name="T4">80</text:span><text:span text:style-name="T3">Br.</text:span><text:span text:style-name="T2"> </text:span></text:p>
          </table:table-cell>
          <table:covered-table-cell/>
          <table:covered-table-cell/>
          <table:covered-table-cell/>
          <table:table-cell table:style-name="Tabela1.F2" office:value-type="string">
            <text:p text:style-name="P1">Nr ćwiczenia </text:p>
            <text:p text:style-name="P1">17</text:p>
          </table:table-cell>
        </table:table-row>
        <table:table-row>
          <table:table-cell table:style-name="Tabela1.A3" office:value-type="string">
            <text:p text:style-name="P5">Data wykonania</text:p>
            <text:p text:style-name="P4">25.03.2015</text:p>
          </table:table-cell>
          <table:table-cell table:style-name="Tabela1.A3" office:value-type="string">
            <text:p text:style-name="P5">Data oddania</text:p>
            <text:p text:style-name="P4">8.04.2015</text:p>
          </table:table-cell>
          <table:table-cell table:style-name="Tabela1.A3" office:value-type="string">
            <text:p text:style-name="P5">Zwrot do popr.</text:p>
          </table:table-cell>
          <table:table-cell table:style-name="Tabela1.A3" office:value-type="string">
            <text:p text:style-name="P6">Data oddania</text:p>
          </table:table-cell>
          <table:table-cell table:style-name="Tabela1.A3" office:value-type="string">
            <text:p text:style-name="P6">Data zaliczenia</text:p>
          </table:table-cell>
          <table:table-cell table:style-name="Tabela1.F3" office:value-type="string">
            <text:p text:style-name="P7">OCENA</text:p>
          </table:table-cell>
        </table:table-row>
      </table:table>
      <text:p text:style-name="Standard"/>
      <text:p text:style-name="P9">0. Cel ćwiczenia</text:p>
      <text:p text:style-name="P10"/>
      <text:p text:style-name="P11">Celem ćwiczenia jest wydzielenie z bromobenzenu C<text:span text:style-name="T5">6</text:span>H<text:span text:style-name="T5">5</text:span>Br i identyfikacja atomów bromu uwolnionych w wyniku efektu Szilarda - Chalmersa przy reakcji (n,γ), oraz rozdzielenie izomerów 80Br. </text:p>
      <text:p text:style-name="P11"/>
      <text:p text:style-name="P11"/>
      <text:p text:style-name="P9">1. Wstęp teoretyczny</text:p>
      <text:p text:style-name="P11"/>
      <text:p text:style-name="P11"><text:span text:style-name="T10">Efekt Szilarda-Chalmersa - jeżeli jądro atomu wchodzącego w skład jakiegoś połączenia chemicznego ulegnie przemianie (n,</text:span><text:span text:style-name="T7">γ</text:span><text:span text:style-name="T7">), to emisja kwantów towarzysząca wychwytowi neutronu udziela jądru pewnej energii odskoku zgodnie z prawem zachowania pędu. Ta energia odskoku jest w stanie zerwać wiązanie chemiczne atomu z cząsteczką. Jeżeli tak wyrwany atom nie ulegnie rekombinacji z cząsteczką, można go wydzielić z substancji macierzystej.</text:span></text:p>
      <text:p text:style-name="P11"/>
      <text:p text:style-name="P11">Efektywność metody Szilarda-Chalmersa zależy od wyboru substancji wyjściowej, warunków napromieniowania i metody wydzielania, przy czym miarą tej efektywności jest wydajność izotopu promieniotwórczego i współczynnik wzbogacenia. </text:p>
      <text:p text:style-name="P11"/>
      <text:p text:style-name="P11"/>
      <text:p text:style-name="P9">2. Układ poiarowy</text:p>
      <text:p text:style-name="P11"/>
      <text:p text:style-name="P11">W skład układu pomiarowego wchodzą:</text:p>
      <text:list xml:id="list40174926" text:style-name="L1">
        <text:list-item>
          <text:p text:style-name="P15">urządzenie do pomiaru aktywności z licznikiem scyntylacyjnym,</text:p>
        </text:list-item>
        <text:list-item>
          <text:p text:style-name="P15">rozdzielacz,</text:p>
        </text:list-item>
        <text:list-item>
          <text:p text:style-name="P15">szklane i automatyczne pipety o różnych objętościach,</text:p>
        </text:list-item>
        <text:list-item>
          <text:p text:style-name="P15">szklane zlewki.</text:p>
        </text:list-item>
      </text:list>
      <text:p text:style-name="P11"/>
      <text:p text:style-name="P11">Odczynniki wykorzystane podczas ćwiczenia:</text:p>
      <text:list xml:id="list40168056" text:style-name="L2">
        <text:list-item>
          <text:p text:style-name="P14">Bromobenzen (C<text:span text:style-name="T5">6</text:span>H<text:span text:style-name="T5">5</text:span>Br),</text:p>
        </text:list-item>
        <text:list-item>
          <text:p text:style-name="P14">1% wodny roztwór Na<text:span text:style-name="T5">2</text:span>SO<text:span text:style-name="T5">3</text:span>,</text:p>
        </text:list-item>
        <text:list-item>
          <text:p text:style-name="P14">anilina.</text:p>
        </text:list-item>
      </text:list>
      <text:p text:style-name="P11"/>
      <text:p text:style-name="P11"/>
      <text:p text:style-name="P9">3. Metody pomiaru</text:p>
      <text:p text:style-name="P11"/>
      <text:p text:style-name="P11">Roztwór bromobenzenu przelano do rozdzielacza, dodano 10 ml 1% wodnego roztworu <text:s/>Na<text:span text:style-name="T5">2</text:span>SO<text:span text:style-name="T5">3</text:span><text:span text:style-name="T1"> (niepewność pipety 0,1 ml) i wytrzęsiono przez 7 minut. Następnie oddzielono fazę wodną (umieszczono w zlewce pierwszej) od organicznej. Fazę organiczną ponownie przelano do rozdzielacza i powtórzono ekstrakcję jeszcze dwukrotnie. Do fazy organicznej pozostałej po trzecim wytrząsaniu dodano 3 ml aniliny (niepewność pipety 0,01 ml), lekko przemieszano <text:s/>i odstawiono na 45 min. Po upływie czasu powtórzono ekstrakcję.</text:span></text:p>
      <text:p text:style-name="P12">Z każdej ze zlewek pobrano po 4 ml faz wodnych do zakręcanych pojemników i zmierzono aktywność w liczniku scyntylacyjnym (dla fazy wodnej z czwartej ekstrakcji pomiar powtórzono kilkukrotnie).Na sam koniec wykonano jeden niezależny pomiar również fazy wodnej z czwartej ekstrakcji.</text:p>
      <text:p text:style-name="P11"/>
      <text:p text:style-name="P11"/>
      <text:p text:style-name="Standard"><text:soft-page-break/>4. Wyniki pomiarów</text:p>
      <text:p text:style-name="Standard"/>
      <text:p text:style-name="Standard"/>
      <text:p text:style-name="Standard"/>
      <text:p text:style-name="Standard"/>
      <text:p text:style-name="Standard"/>
      <text:p text:style-name="Standard">5. Opracowanie wyników</text:p>
      <text:p text:style-name="Standard"/>
      <text:p text:style-name="Standard">5.1. Wyznaczyć energie promieniowania <text:span text:style-name="T6">γ izotopów bromu. Na ich podstawie dokonać</text:span><text:span text:style-name="T6"> identyfikacji</text:span></text:p>
      <text:p text:style-name="Standard"/>
      <text:p text:style-name="Standard"/>
      <text:p text:style-name="Standard"/>
      <text:p text:style-name="Standard">5.2. Czas połowicznego rozpadu <text:span text:style-name="T8">80</text:span><text:span text:style-name="T1">B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minika </meta:initial-creator>
    <meta:creation-date>2015-04-25T20:58:08.81</meta:creation-date>
    <dc:date>2015-04-26T21:06:42.93</dc:date>
    <dc:creator>Dominika </dc:creator>
    <meta:editing-duration>PT14H21M40S</meta:editing-duration>
    <meta:editing-cycles>6</meta:editing-cycles>
    <meta:generator>OpenOffice.org/3.1$Win32 OpenOffice.org_project/310m19$Build-9420</meta:generator>
    <meta:document-statistic meta:table-count="1" meta:image-count="0" meta:object-count="0" meta:page-count="2" meta:paragraph-count="40" meta:word-count="334" meta:character-count="2421"/>
  </office:meta>
</office:document-meta>
</file>